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line-height="150%"/>
      <style:text-properties officeooo:rsid="000fa9dc"/>
    </style:style>
    <style:style style:name="P4" style:family="paragraph" style:parent-style-name="Text_20_body" style:list-style-name="L3">
      <style:paragraph-properties fo:line-height="150%"/>
      <style:text-properties style:use-window-font-color="true" style:text-position="0% 100%" fo:font-style="normal" fo:background-color="transparent" style:font-style-asian="normal" style:font-style-complex="normal"/>
    </style:style>
    <style:style style:name="P5" style:family="paragraph" style:parent-style-name="Text_20_body">
      <style:paragraph-properties fo:line-height="150%"/>
      <style:text-properties style:use-window-font-color="true" style:text-position="0% 100%" fo:font-style="normal" officeooo:paragraph-rsid="0012c941" fo:background-color="transparent" style:font-style-asian="normal" style:font-style-complex="normal"/>
    </style:style>
    <style:style style:name="P6" style:family="paragraph" style:parent-style-name="Text_20_body">
      <style:paragraph-properties fo:line-height="150%"/>
      <style:text-properties style:use-window-font-color="true" style:text-position="0% 100%" fo:font-style="normal" officeooo:paragraph-rsid="00132594" fo:background-color="transparent" style:font-style-asian="normal" style:font-style-complex="normal"/>
    </style:style>
    <style:style style:name="P7" style:family="paragraph" style:parent-style-name="Text_20_body" style:list-style-name="L4">
      <style:paragraph-properties fo:line-height="150%"/>
      <style:text-properties style:use-window-font-color="true" style:text-position="0% 100%" fo:font-style="normal" fo:background-color="transparent" style:font-style-asian="normal" style:font-style-complex="normal"/>
    </style:style>
    <style:style style:name="P8" style:family="paragraph" style:parent-style-name="Text_20_body" style:list-style-name="L4">
      <style:paragraph-properties fo:line-height="150%"/>
      <style:text-properties style:use-window-font-color="true" style:text-position="0% 100%" fo:font-style="normal" officeooo:paragraph-rsid="0006cceb" fo:background-color="transparent" style:font-style-asian="normal" style:font-style-complex="normal"/>
    </style:style>
    <style:style style:name="P9" style:family="paragraph" style:parent-style-name="Text_20_body">
      <style:paragraph-properties fo:line-height="150%"/>
      <style:text-properties style:use-window-font-color="true" style:text-position="0% 100%" fo:font-style="normal" officeooo:paragraph-rsid="0006cceb" fo:background-color="transparent" style:font-style-asian="normal" style:font-style-complex="normal"/>
    </style:style>
    <style:style style:name="P10" style:family="paragraph" style:parent-style-name="Text_20_body">
      <style:paragraph-properties fo:line-height="150%"/>
      <style:text-properties style:use-window-font-color="true" fo:background-color="transparent"/>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officeooo:paragraph-rsid="00088d61"/>
    </style:style>
    <style:style style:name="P13" style:family="paragraph" style:parent-style-name="Text_20_body" style:list-style-name="L1">
      <style:paragraph-properties fo:line-height="150%"/>
      <style:text-properties officeooo:paragraph-rsid="00088d61"/>
    </style:style>
    <style:style style:name="P14" style:family="paragraph" style:parent-style-name="Text_20_body" style:list-style-name="L2">
      <style:paragraph-properties fo:line-height="150%"/>
    </style:style>
    <style:style style:name="P15" style:family="paragraph" style:parent-style-name="Text_20_body">
      <style:paragraph-properties fo:line-height="150%"/>
      <style:text-properties fo:color="#000000" style:text-position="0% 100%" fo:font-style="normal" fo:font-weight="normal" style:font-name-asian="Times New Roman1" style:font-style-asian="normal" style:font-weight-asian="normal" style:font-name-complex="Times New Roman1" style:font-style-complex="normal" style:font-weight-complex="normal"/>
    </style:style>
    <style:style style:name="P16" style:family="paragraph" style:parent-style-name="Heading_20_1">
      <style:paragraph-properties fo:line-height="150%"/>
    </style:style>
    <style:style style:name="P17" style:family="paragraph" style:parent-style-name="Heading_20_2">
      <style:paragraph-properties fo:line-height="150%"/>
    </style:style>
    <style:style style:name="P18" style:family="paragraph" style:parent-style-name="Heading_20_3">
      <style:paragraph-properties fo:line-height="150%"/>
      <style:text-properties officeooo:rsid="00088d61" officeooo:paragraph-rsid="00088d61"/>
    </style:style>
    <style:style style:name="P19" style:family="paragraph" style:parent-style-name="Heading_20_3">
      <style:paragraph-properties fo:line-height="150%"/>
      <style:text-properties officeooo:rsid="000db23c" officeooo:paragraph-rsid="000db23c"/>
    </style:style>
    <style:style style:name="P20" style:family="paragraph" style:parent-style-name="Heading_20_3">
      <style:paragraph-properties fo:line-height="150%"/>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fo:font-weight="normal" style:font-style-asian="normal" style:font-weight-asian="normal" style:font-style-complex="normal" style:font-weight-complex="normal"/>
    </style:style>
    <style:style style:name="T2" style:family="text">
      <style:text-properties style:text-position="0% 100%" fo:font-style="normal" style:font-style-asian="normal" style:font-style-complex="normal"/>
    </style:style>
    <style:style style:name="T3" style:family="text">
      <style:text-properties style:text-position="0% 100%" fo:font-style="italic" fo:font-weight="normal" style:font-style-asian="italic" style:font-weight-asian="normal" style:font-style-complex="italic" style:font-weight-complex="normal"/>
    </style:style>
    <style:style style:name="T4" style:family="text">
      <style:text-properties style:text-position="0% 100%"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2c941"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officeooo:rsid="000844d7"/>
    </style:style>
    <style:style style:name="T9" style:family="text">
      <style:text-properties officeooo:rsid="00088d61"/>
    </style:style>
    <style:style style:name="T10" style:family="text">
      <style:text-properties officeooo:rsid="000a3ddb"/>
    </style:style>
    <style:style style:name="T11" style:family="text">
      <style:text-properties officeooo:rsid="000a95c9"/>
    </style:style>
    <style:style style:name="T12" style:family="text">
      <style:text-properties officeooo:rsid="000ab564"/>
    </style:style>
    <style:style style:name="T13" style:family="text">
      <style:text-properties officeooo:rsid="000c87d4"/>
    </style:style>
    <style:style style:name="T14" style:family="text">
      <style:text-properties officeooo:rsid="000da95c"/>
    </style:style>
    <style:style style:name="T15" style:family="text">
      <style:text-properties officeooo:rsid="000fa9dc"/>
    </style:style>
    <style:style style:name="T16" style:family="text">
      <style:text-properties officeooo:rsid="0012c941"/>
    </style:style>
    <style:style style:name="T17" style:family="text">
      <style:text-properties officeooo:rsid="00132594"/>
    </style:style>
    <style:style style:name="T18" style:family="text">
      <style:text-properties officeooo:rsid="001467a2"/>
    </style:style>
    <style:style style:name="T19" style:family="text">
      <style:text-properties officeooo:rsid="0017e87a"/>
    </style:style>
    <style:style style:name="T20" style:family="text">
      <style:text-properties style:use-window-font-color="true" style:text-outline="false" style:text-line-through-style="none" style:text-position="0% 100%" style:font-name="Ubuntu"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Ubuntu"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1827_1631803442"/>Grupowanie dokumentów<text:bookmark-end text:name="__RefHeading__1827_1631803442"/></text:h>
      <text:p text:style-name="P1">Dokumenty różnią się trochę od innych rodzajów obiektów, szczególnie z punktu widzenia grupowania [4]. Bez wątpienia można powiedzieć, że dwa dokumenty zawierające prawie identyczną sekwencję słów, powinny się znaleźć w jednej grupie. Jednak proces porównywania dokumentów jest bardzo kosztowny. Każde słowo w dokumencie jest kolejnym wymiarem – kolejną cechą w wektorze cech. Dodatkowo konieczna jest obróbka wstępna takich danych. Wyłuskanie treści z plików o różnych formatach i odpowiednie jej zachowanie.</text:p>
      <text:h text:style-name="P17" text:outline-level="2">Obróbka wstępna</text:h>
      <text:p text:style-name="P1">Aby przygotować dokumenty do przetwarzania przez algorytm grupowania danych, należy wykonać kilka niezbędnych kroków.</text:p>
      <text:p text:style-name="P1"><text:tab/>Pierwszym jest sprowadzenie dokumentu do surowej formy tekstowej [2]<office:annotation><dc:creator>Zbigniew Manasterski</dc:creator><dc:date>2013-09-12T16:53:56</dc:date><text:p text:style-name="P21"><text:span text:style-name="T20">2</text:span></text:p></office:annotation>. Wymaga to użycia różnych narzędzi odczytujących rozmaite formaty plików, takie jak pdf, odt, doc czy docx. Następnie dokument może być przefiltrowany – pozbawiony dat, numerów, znaków nieistotnych z punktu widzenia grupowania. Kolejnym krokiem jest sprowadzenie słów w dokumencie do unikalnych form podstawowych, dzięki czemu porównanie dokumentu będzie o wiele łatwiejsze: na przykład odmiany słowa grupowanie (takie jak grupowania, grupowaniem, itp) będą reprezentowane takim samym tematem (np. grupow). Uzyskany zbiór można ponownie przefiltrować, na przykład na podstawie jakiegoś słownika, zawierającego terminy, które w danym języku nie są istotne dla znaczeniu dokumentu.</text:p>
      <text:p text:style-name="P1"><text:tab/>Po powyższych operacjach można zliczyć liczby wystąpień poszczególnych unikalnych form (w praktyce można to robić jednocześnie z ujednolicaniem form słów – wpływa to na zwiększenie efektywności) i na tej podstawie utworzyć wektor słów dla dokumentu. Gdy już każdy dokument w przetwarzanym zbiorze ma swój wektor słów, to łączy się je w wektor opisujący cały zbiór – zawierający liczbę wystąpień unikalnych form słów w całym zbiorze. Dodatkowo na podstawie takich wektorów można zbudować histogramy dokumentów (lokalne – dla jednego dokumentu i globalne – dla całego zbioru). Na ich podstawie można przeprowadzić dodatkową filtrację, obcinając oba końce histogramu – jako słowa zbyt rzadko i zbyt często występujące, aby mogły stanowić o odpowiednim podziale zbioru dokumentów na mniejsze zbiory. Należy jednocześnie pamiętać, że taka operacja może zaszkodzić podziałowi. Być może w badanym zbiorze początkowym istnieje po prostu nadreprezentacja pewnej kategorii dokumentów, lub bardzo mała reprezentacja innej kategorii. Ucięcie końców histogramu może uniemożliwić identyfikację <text:soft-page-break/>takich zjawisk.</text:p>
      <text:h text:style-name="P17" text:outline-level="2">Wektor cech</text:h>
      <text:p text:style-name="P1"><text:span text:style-name="T1">Właściwy wektor cech do porównywania dokumentów buduje się na podstawie indeksu tf*idf (ang. </text:span><text:span text:style-name="T3">Term frequency – inverse document frequency</text:span><text:span text:style-name="T1">). Indeks ten, wyraża się następującym wzorem [1,3]:</text:span></text:p>
      <text:p text:style-name="P2"><draw:frame draw:style-name="fr1" draw:name="Ramka1" text:anchor-type="as-char" svg:y="-0.377cm" svg:width="6.414cm" draw:z-index="0"><draw:text-box fo:min-height="0.483cm"><text:p text:style-name="Drawing"><draw:frame draw:style-name="fr2" draw:name="Obiekt3" text:anchor-type="paragraph" svg:x="0.004cm" svg:y="0.002cm" svg:width="6.414cm" style:rel-width="100%" svg:height="0.483cm" style:rel-height="scale" draw:z-index="1"><draw:object xlink:href="./Object 1" xlink:type="simple" xlink:show="embed" xlink:actuate="onLoad"/><draw:image xlink:href="./ObjectReplacements/Object 1" xlink:type="simple" xlink:show="embed" xlink:actuate="onLoad"/></draw:frame>Rysunek <text:sequence text:ref-name="refDrawing0" text:name="Drawing" text:formula="ooow:Drawing+1" style:num-format="1">1</text:sequence>: Indeks tf*idf</text:p></draw:text-box></draw:frame></text:p>
      <text:p text:style-name="P1">Gdzie idf to:</text:p>
      <text:p text:style-name="P2"><draw:frame draw:style-name="fr1" draw:name="Ramka2" text:anchor-type="as-char" svg:y="-0.637cm" svg:width="5.486cm" draw:z-index="2"><draw:text-box fo:min-height="1.064cm"><text:p text:style-name="Drawing"><draw:frame draw:style-name="fr2" draw:name="Obiekt4" text:anchor-type="paragraph" svg:x="0.004cm" svg:y="0.002cm" svg:width="5.486cm" style:rel-width="100%" svg:height="1.064cm" style:rel-height="scale" draw:z-index="3"><draw:object xlink:href="./Object 2" xlink:type="simple" xlink:show="embed" xlink:actuate="onLoad"/><draw:image xlink:href="./ObjectReplacements/Object 2" xlink:type="simple" xlink:show="embed" xlink:actuate="onLoad"/></draw:frame>Rysunek <text:sequence text:ref-name="refDrawing1" text:name="Drawing" text:formula="ooow:Drawing+1" style:num-format="1">2</text:sequence>: Odwrócona częstotliwość dokumentowa</text:p></draw:text-box></draw:frame></text:p>
      <text:p text:style-name="P1">tf to liczba wystąpień słowa w danym dokumencie, D – liczba dokumentów, w których rozpatrywane słowo występuje (lub jeden, jeżeli nie występuje w żadnym dokumencie – żeby nie dzielić przez zero). <text:s/>Dodatkowym zabiegiem przy obliczaniu takiego wektora jest uwzględnienie semantyki słów. Przy pomocy słownika wyrazów bliskoznacznych automat jest w stanie zastąpić różne słowa o podobnym znaczeniu jednym i tym samym, modyfikując odpowiednio wagi w wektorze cech – poprzez dodanie nowych wartości podasz obliczania tf i idf, ewentualnie z wagami, żeby uwzględnić, że dane słowo może mieć trochę inne znaczenie [2]<office:annotation><dc:creator>Zbigniew Manasterski</dc:creator><dc:date>2013-09-12T16:55:43</dc:date><text:p text:style-name="P21"><text:span text:style-name="T20">2</text:span></text:p></office:annotation>. </text:p>
      <text:p text:style-name="P1"><text:tab/><office:annotation><dc:creator>Zbigniew Tadeusz Manasterski</dc:creator><dc:date>2013-02-07T23:08:26</dc:date><text:p text:style-name="P21"><text:span text:style-name="T22">Podać przykład, albo odniesienie do bibliogrrafi [jain] albo coś o dokumentach </text:span></text:p><text:p text:style-name="P21"><text:span text:style-name="T22"/></text:p></office:annotation>Innym często stosowanym zabiegiem jest wykorzystanie słowników terminologii, do pozostawienia w wektorze cech tylko żądanych słów, lub usunięcia niepożądanych. W przypadku zbioru wejściowego w postaci tekstów z dziedziny medycyny, traktujących o różnych nowotworach, pomogłoby to usunąć część treści, które nie dotyczy bezpośrednio nowotworów i umożliwiłoby grupowanie wyłącznie ze względu na rodzaje nowotworów.</text:p>
      <text:h text:style-name="P17" text:outline-level="2">Porównanie dokumentów</text:h>
      <text:p text:style-name="P1"><text:span text:style-name="T8">Aby określić podobieństwo dokumentów z</text:span>wykle wykonuje się <text:span text:style-name="T8">obliczenie odległości</text:span> <text:span text:style-name="T8">pomiędzy wektorami cech danych dokumentów, </text:span><text:span text:style-name="T15">przykładowe funkcje odległości zostały opisane w rozdziale </text:span><text:span text:style-name="T15"><text:bookmark-ref text:reference-format="chapter" text:ref-name="__RefHeading__1721_1631803442">3.3.1</text:bookmark-ref></text:span>. <text:span text:style-name="T8">Istnieją również alternatywne metody, </text:span><text:span text:style-name="T15">opisane w rozdziale </text:span><text:span text:style-name="T15"><text:bookmark-ref text:reference-format="chapter" text:ref-name="__RefHeading__1719_1631803442">3.3.2</text:bookmark-ref></text:span><text:span text:style-name="T15">.</text:span></text:p>
      <text:p text:style-name="P3"/>
      <text:h text:style-name="P18" text:outline-level="3"><text:bookmark-start text:name="__RefHeading__1721_1631803442"/><text:soft-page-break/>Obliczanie odległości pomiędzy wektorami cech<text:bookmark-end text:name="__RefHeading__1721_1631803442"/></text:h>
      <text:p text:style-name="P12"><text:span text:style-name="T15">Najczęściej</text:span><text:span text:style-name="T9"> stosuje się jedną z trzech funkcji odległości:</text:span></text:p>
      <text:list xml:id="list11843033711" text:style-name="L1">
        <text:list-item>
          <text:p text:style-name="P13"><text:span text:style-name="T9">euklidesową –</text:span><text:span text:style-name="T10"> pierwiastek z różnicy kwadratów sumy odpowiadajcych sobie współrzędnych:<text:line-break/></text:span><text:span text:style-name="T10"><draw:frame draw:style-name="fr3" draw:name="Obiekt1" text:anchor-type="as-char" svg:width="3.039cm" svg:height="1.228cm" draw:z-index="4"><draw:object xlink:href="./Object 3" xlink:type="simple" xlink:show="embed" xlink:actuate="onLoad"/><draw:image xlink:href="./ObjectReplacements/Object 3" xlink:type="simple" xlink:show="embed" xlink:actuate="onLoad"/></draw:frame></text:span></text:p>
        </text:list-item>
        <text:list-item>
          <text:p text:style-name="P13"><text:span text:style-name="T9">cosinusową – </text:span><text:span text:style-name="T11">właściwie jest to funkcja podobieństwa cosinusowego – wyraża wartość kąta pomiędzy </text:span><text:span text:style-name="T12">dwoma </text:span><text:span text:style-name="T11">wektorami:<text:line-break/></text:span><text:span text:style-name="T11"><draw:frame draw:style-name="fr4" draw:name="Obiekt2" text:anchor-type="as-char" svg:y="-2.335cm" svg:width="9.151cm" svg:height="2.429cm" draw:z-index="5"><draw:object xlink:href="./Object 4" xlink:type="simple" xlink:show="embed" xlink:actuate="onLoad"/><draw:image xlink:href="./ObjectReplacements/Object 4" xlink:type="simple" xlink:show="embed" xlink:actuate="onLoad"/></draw:frame></text:span></text:p>
        </text:list-item>
        <text:list-item>
          <text:p text:style-name="P13"><text:span text:style-name="T9">hamminga –</text:span><text:span text:style-name="T13"> liczba różnic pomiędzy współrzędnymi dwóch wektorów –</text:span><text:span text:style-name="T16"> </text:span><text:span text:style-name="T14">przy założeniu, że współrzędne są </text:span><text:span text:style-name="T13">traktowan</text:span><text:span text:style-name="T14">e</text:span><text:span text:style-name="T13"> binarnie – </text:span><text:span text:style-name="T16">wartości współrzędnych poddaje się kwantyzacji, do zer i jedynek, a następnie zlicza się wszystkie różnice pomiędzy dwoma wektorami.</text:span></text:p>
        </text:list-item>
      </text:list>
      <text:h text:style-name="P19" text:outline-level="3"><text:bookmark-start text:name="__RefHeading__1719_1631803442"/>Alternatywne sposoby wyznaczania podobieństwa<text:bookmark-end text:name="__RefHeading__1719_1631803442"/></text:h>
      <text:p text:style-name="P1"><text:tab/>Jedną z możliwości jest zbudowanie wektora cech tylko dla części dokumentu (na przykład dla abstraktu). Spowoduje to zapewne utratę części istotnych informacji, ale znacznie przyspieszy proces grupowania. Pozwoli to użytkownikowi uzyskać mniej dokładne wyniki, ale w krótszym czasie, co może stanowić dużą zaletę rozwiązania. </text:p>
      <text:p text:style-name="P1"><text:tab/>Dokumenty takie jak artykuły naukowe często są wzbogacone o słowa kluczowe, dodane przez autorów artykułów, co może stanowić jeszcze lepsze niż abstrakt i jednocześnie wystarczające źródło informacji o tematyce dokumentu. Jednak wykorzystanie cech dokumentów, które są specyficzne dla danego typu dokumentu, wykluczyłoby uniwersalność rozwiązania.</text:p>
      <text:p text:style-name="P1"><text:tab/>Drugą metodą jest porównywanie dokumentów za pomocą ich bibliografii. Każdy artykuł zawiera odniesienia do innych artykułów, przy czym czasem są to odniesienia pojedyncze, a czasem jedno odniesienie adresowane jest do kilku innych artykułów jednocześnie. Zliczając takie odniesienia w tekście dokumentu, oraz nadając im odpowiednie wagi, zależne od:</text:p>
      <text:list xml:id="list1840349927" text:style-name="L2">
        <text:list-item>
          <text:p text:style-name="P14">częstości odniesień do danej pozycji z bibliografii</text:p>
        </text:list-item>
        <text:list-item>
          <text:p text:style-name="P14"><text:soft-page-break/>liczebności pozycji w ramach jednego odniesienia, w którym występuje interesująca nas pozycja</text:p>
        </text:list-item>
        <text:list-item>
          <text:p text:style-name="P14">miejsce w dokumencie, w którym wystąpiło odniesienie (analiza wyników takiego grupowania mogłaby wykazać, że na przykład ważniejsze są odniesienia ze środkowych rozdziałów, od tych z końcowych – tu jednak pojawia się problem identyfikacji różnych obszarów w dokumencie).</text:p>
        </text:list-item>
      </text:list>
      <text:p text:style-name="P1">Tak określone wagi można wykorzystać jako odległości pomiędzy dokumentami. Między dwoma artykułami, które nawzajem siebie cytują, odległości mogłyby być różne w zależności od tego, na podstawie którego z nich były liczone. Posiadając takie informacje można zbudować graf sąsiedztwa dokumentów, z wagami które opisywałyby stopień sąsiedztwa – im większy tym dokumenty są bliżej do siebie. </text:p>
      <text:p text:style-name="P15"><text:tab/>W celu zgrupowania takich dokumentów na podstawie jakiejś zadanej kategorii, trzeba byłoby dla części tych dokumentów wprowadzić tagi – słowa kluczowe, lub treść abstraktu. Nadanie takich słownych znaczników tylko części dokumentów w grafie wystarczyłoby, ponieważ reszta oznaczeń propagowałaby się na inne dokumenty na podstawie podobieństwa. Zagadnieniem, które należałoby rozwiązać jest liczba dokumentów, które trzeba oznaczyć w grafie, żeby wyniki grupowania były dobre, oraz dobór takich dokumentów – czy lepiej brać dokumenty znajdujące się w wierzchołkach o wyższych stopniach, czy może lepiej te, które są w wierzchołkach o niskim stopniu.</text:p>
      <text:h text:style-name="P20" text:outline-level="3">Algorytm k- średnich</text:h>
      <text:p text:style-name="P10">Algorytm k-średnich jest najczęściej wykorzystywanym algorytmem grupowania dokumentów<office:annotation><dc:creator>Zbigniew Tadeusz Manasterski</dc:creator><dc:date>2013-05-14T22:19:35</dc:date><text:p text:style-name="P21"><text:span text:style-name="T22">Tutaj odwołanie do artykułu itereative_icdm2 – już w abstrakcie o tym wspominają</text:span></text:p></office:annotation>. Najczęściej wykorzystywany jest razem z funkcją określającą podobieństwo wektorów na podstawie podobieństwa cosinusowego. Dokładny opis działania takiego algorytmu można znaleźć w wielu źródłach<office:annotation><dc:creator>Zbigniew Tadeusz Manasterski</dc:creator><dc:date>2013-05-14T22:34:18</dc:date><text:p text:style-name="P21"><text:span text:style-name="T22">Podać jakie źródła</text:span></text:p></office:annotation>. </text:p>
      <text:p text:style-name="P10"><text:tab/>W podstawowej wersji algorytm ten posiada złożoność obliczeniową równą <text:span text:style-name="T5">O(n</text:span><text:span text:style-name="T7">kd+1</text:span><text:span text:style-name="T4">log n)</text:span><text:span text:style-name="T2">,</text:span><text:span text:style-name="T2"><office:annotation><dc:creator>Zbigniew Tadeusz Manasterski</dc:creator><dc:date>2013-05-14T22:40:46</dc:date><text:p text:style-name="P21"><text:span text:style-name="T22">Ewentualnie dodać informacje o tym, jak to zostało wyznaczone, odniesienie do bibliografii</text:span></text:p></office:annotation></text:span><text:span text:style-name="T2"> gdzie:</text:span></text:p>
      <text:list xml:id="list1322866667" text:style-name="L3">
        <text:list-item>
          <text:p text:style-name="P4">n – liczba obiektów do zgrupowania,</text:p>
        </text:list-item>
        <text:list-item>
          <text:p text:style-name="P4">k – liczba grup oczekiwana na wyjściu algorytmu,</text:p>
        </text:list-item>
        <text:list-item>
          <text:p text:style-name="P4">d – liczba wymiarów wektorów opisujących zadane obiekty.</text:p>
        </text:list-item>
      </text:list>
      <text:p text:style-name="P5">Każdy obiekt trzeba porównać ze wszystkimi środkami (w najgorszym wypadku), w każdej iteracji algorytmu. Na koniec każdej iteracji obliczane są nowe centra grup, które wektorami średnimi ze <text:soft-page-break/>wszystkich wektorów w danej grupie. Dodatkowo samo porównanie dwóch wektorów –<text:span text:style-name="T16"> tak jak zostało to przedstawione w rozdziale </text:span><text:span text:style-name="T16"><text:bookmark-ref text:reference-format="chapter" text:ref-name="__RefHeading__1721_1631803442">3.3.1</text:bookmark-ref></text:span><text:span text:style-name="T16"> – </text:span>to obliczenie ich podobieństwa. <text:span text:style-name="T16">Złożoność algorytmu obliczania </text:span>podobieństwa cosinusowego <text:span text:style-name="T16">t</text:span>o <text:span text:style-name="T16">O(</text:span><text:span text:style-name="T5">d</text:span><text:span text:style-name="T7">2</text:span><text:span text:style-name="T6">)</text:span>, <text:span text:style-name="T16">a w przypadku zastosowania odległości eukildesowej złożoność wynosi O(</text:span><text:span text:style-name="T6">d).</text:span></text:p>
      <text:p text:style-name="P6"><text:span text:style-name="T17">Za zastosotwaniem podobieństwa cosinusowego przemiawia to, że nie jest ono zależne on bezwzględnej długości wektora – można dokonać normalizacji jest współrzędnych, żeby przyspieszyć obliczenia. </text:span><text:span text:style-name="T18">Jednak</text:span><text:span text:style-name="T17"> efekt będzie widoczny tylko pod warunkiem użycia współrzędnych całkowitoliczbowych. Spodowałoby to utratę części informacji uzyskanej poprzez wyliczenie współczynników tf*idf dla wszystkich słów. </text:span><text:span text:style-name="T19">Zastosowanie odległości euklidesowej jest prostrze w implementacji i algorytm jej obliczania jest stosunkowo szybki. Dodatkowo spełnia ona nierwność trójkąta (odległość cosinusowa niespełnia jej dla małych wartości), co będzie wykorzystane w dalszej częsci pracy.</text:span></text:p>
      <text:list xml:id="list1329392576" text:style-name="L4">
        <text:list-item>
          <text:p text:style-name="P7">podobieństwo cosinusowe nie zależy od długości wektorów – dlatego najwydajniej jest obliczać je na podstawie wektorów znormalizowanych<office:annotation><dc:creator>Zbigniew Manasterski</dc:creator><dc:date>2013-09-12T16:51:19</dc:date><text:p><text:span text:style-name="T20">mk-cos-euclidean</text:span></text:p></office:annotation>,</text:p>
        </text:list-item>
        <text:list-item>
          <text:p text:style-name="P7">podobieństwo cosinusowe nie spełnia nierówności trójkąta,<office:annotation><dc:creator>Zbigniew Manasterski</dc:creator><dc:date>2013-09-12T16:51:49</dc:date><text:p><text:span text:style-name="T21">mk-cos-euclidean</text:span></text:p></office:annotation></text:p>
        </text:list-item>
        <text:list-item text:start-value="1">
          <text:p text:style-name="P8">takie wektory można próbować sprowadzać do wektorów skwantowanych<office:annotation><dc:creator>Zbigniew Manasterski</dc:creator><dc:date>2013-09-12T16:52:26</dc:date><text:p><text:span text:style-name="T20"><text:s/></text:span><text:span text:style-name="T20">Jak będzie czas i możliwość: testy z wartością kwantyzacji z float na int, dobieranie heurystycznie na podstawie mediany wartości wszystkich współrzędnych, albo na podstawie średniej wszystkich współrzędnych, albo na podstawie średniej / mediany współrzędnych dla każdego wektora osobno.</text:span></text:p></office:annotatio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TakaoPGothic"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TakaoPGothic" style:font-size-asian="14pt" style:font-name-complex="DejaVu Sans" style:font-size-complex="14pt"/>
    </style:style>
    <style:style style:name="Heading_20_1" style:display-name="Heading 1" style:family="paragraph" style:parent-style-name="Header" style:next-style-name="Text_20_body" style:default-outline-level="1" style:class="text" style:master-page-name="">
      <style:paragraph-properties fo:margin-top="0.499cm" fo:margin-bottom="0.499cm" style:contextual-spacing="false" fo:line-height="150%" style:page-number="auto" fo:break-before="page"/>
      <style:text-properties fo:font-size="115%" fo:font-weight="bold" style:font-size-asian="115%" style:font-weight-asian="bold" style:font-size-complex="115%"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499cm" fo:margin-bottom="0.499cm" style:contextual-spacing="false" fo:line-height="150%"/>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master-page-name="">
      <style:paragraph-properties fo:margin-top="0.499cm" fo:margin-bottom="0.499cm" style:contextual-spacing="false" style:page-number="auto"/>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6:43:26</meta:creation-date>
    <meta:editing-duration>P4DT1H36M31S</meta:editing-duration>
    <meta:editing-cycles>44</meta:editing-cycles>
    <meta:generator>LibreOffice/3.6$Linux_x86 LibreOffice_project/360m1$Build-2</meta:generator>
    <dc:date>2013-09-13T11:39:16</dc:date>
    <dc:creator>Zbigniew Manasterski</dc:creator>
    <meta:document-statistic meta:table-count="0" meta:image-count="0" meta:object-count="4" meta:page-count="5" meta:paragraph-count="42" meta:word-count="1243" meta:character-count="9160" meta:non-whitespace-character-count="7971"/>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tf</mi>
        <mo stretchy="false">⋅</mo>
        <mi mathvariant="italic">idf</mi>
      </mrow>
      <mrow>
        <mrow>
          <mo stretchy="false">(</mo>
          <mrow>
            <mi>t</mi>
            <mi>,</mi>
            <mi>d</mi>
            <mi>,</mi>
            <mi>D</mi>
          </mrow>
          <mo stretchy="false">)</mo>
        </mrow>
        <mo stretchy="false">=</mo>
        <mi mathvariant="italic">tf</mi>
      </mrow>
      <mrow>
        <mrow>
          <mo stretchy="false">(</mo>
          <mrow>
            <mi>t</mi>
            <mi>,</mi>
            <mi>d</mi>
          </mrow>
          <mo stretchy="false">)</mo>
        </mrow>
        <mo stretchy="false">×</mo>
        <mi mathvariant="italic">idf</mi>
      </mrow>
      <mrow>
        <mo stretchy="false">(</mo>
        <mrow>
          <mi>t</mi>
          <mi>,</mi>
          <mi>D</mi>
        </mrow>
        <mo stretchy="false">)</mo>
      </mrow>
    </mrow>
    <annotation encoding="StarMath 5.0"> tf cdot idf (t, d, D) = tf(t, d) times idf(t, D)</annotation>
  </semantics>
</math>
</file>

<file path=Object 2/content.xml><?xml version="1.0" encoding="utf-8"?>
<math xmlns="http://www.w3.org/1998/Math/MathML">
  <semantics>
    <mrow>
      <mi mathvariant="italic">idf</mi>
      <mrow>
        <mrow>
          <mo stretchy="false">(</mo>
          <mrow>
            <mi>t</mi>
            <mi>,</mi>
            <mi>D</mi>
          </mrow>
          <mo stretchy="false">)</mo>
        </mrow>
        <mo stretchy="false">=</mo>
        <mi>log</mi>
      </mrow>
      <mrow>
        <mo stretchy="false">(</mo>
        <mrow>
          <mfrac>
            <mrow>
              <mrow>
                <mo stretchy="false">∣</mo>
                <mrow>
                  <mi>D</mi>
                </mrow>
                <mo stretchy="false">∣</mo>
              </mrow>
            </mrow>
            <mrow>
              <mrow>
                <mo stretchy="false">∣</mo>
                <mrow>
                  <mfenced open="{" close="}">
                    <mrow>
                      <mrow>
                        <mi>d</mi>
                        <mo stretchy="false">∈</mo>
                        <mi>D</mi>
                      </mrow>
                      <mi mathvariant="normal">:</mi>
                      <mrow>
                        <mi>t</mi>
                        <mo stretchy="false">∈</mo>
                        <mi>d</mi>
                      </mrow>
                    </mrow>
                  </mfenced>
                </mrow>
                <mo stretchy="false">∣</mo>
              </mrow>
            </mrow>
          </mfrac>
        </mrow>
        <mo stretchy="false">)</mo>
      </mrow>
    </mrow>
    <annotation encoding="StarMath 5.0">idf(t, D) = log({lline D rline } over {lline left lbrace d in D : t in d right rbrace  rline } ) </annotation>
  </semantics>
</math>
</file>

<file path=Object 3/content.xml><?xml version="1.0" encoding="utf-8"?>
<math xmlns="http://www.w3.org/1998/Math/MathML">
  <semantics>
    <mrow>
      <mrow>
        <mi>d</mi>
        <mo stretchy="false">=</mo>
        <msqrt>
          <mrow>
            <mrow>
              <munderover>
                <mo stretchy="false">∑</mo>
                <mrow>
                  <mrow>
                    <mi>i</mi>
                    <mo stretchy="false">=</mo>
                    <mn>0</mn>
                  </mrow>
                </mrow>
                <mrow>
                  <mrow>
                    <mi>i</mi>
                    <mo stretchy="false">=</mo>
                    <mi>n</mi>
                  </mrow>
                </mrow>
              </munderover>
              <msup>
                <mrow>
                  <mo stretchy="false">(</mo>
                  <mrow>
                    <mrow>
                      <msub>
                        <mi>x</mi>
                        <mi>i</mi>
                      </msub>
                      <mo stretchy="false">−</mo>
                      <msub>
                        <mi>y</mi>
                        <mi>i</mi>
                      </msub>
                    </mrow>
                  </mrow>
                  <mo stretchy="false">)</mo>
                </mrow>
                <mrow>
                  <mn>2</mn>
                </mrow>
              </msup>
            </mrow>
          </mrow>
        </msqrt>
      </mrow>
    </mrow>
    <annotation encoding="StarMath 5.0">d=sqrt{sum from{i=0} to{i=n} (x_i - y_i) ^{2} } </annotation>
  </semantics>
</math>
</file>

<file path=Object 4/content.xml><?xml version="1.0" encoding="utf-8"?>
<math xmlns="http://www.w3.org/1998/Math/MathML">
  <semantics>
    <mrow>
      <mrow>
        <mi mathvariant="italic">similarity</mi>
        <mo stretchy="false">=</mo>
        <mi>cos</mi>
      </mrow>
      <mrow>
        <mrow>
          <mrow>
            <mo stretchy="false">(</mo>
            <mrow>
              <mo stretchy="false">θ</mo>
            </mrow>
            <mo stretchy="false">)</mo>
          </mrow>
          <mo stretchy="false">=</mo>
          <mfrac>
            <mrow>
              <mrow>
                <mi>A</mi>
                <mo stretchy="false">⋅</mo>
                <mi>B</mi>
              </mrow>
            </mrow>
            <mrow>
              <mfenced open="∥" close="∥">
                <mrow>
                  <mi>A</mi>
                </mrow>
              </mfenced>
              <mfenced open="∥" close="∥">
                <mrow>
                  <mi>B</mi>
                </mrow>
              </mfenced>
            </mrow>
          </mfrac>
        </mrow>
        <mo stretchy="false">=</mo>
        <mfrac>
          <mrow>
            <mrow>
              <mrow>
                <munderover>
                  <mo stretchy="false">∑</mo>
                  <mrow>
                    <mrow>
                      <mi>i</mi>
                      <mo stretchy="false">=</mo>
                      <mn>1</mn>
                    </mrow>
                  </mrow>
                  <mrow>
                    <mrow>
                      <mi>i</mi>
                      <mo stretchy="false">=</mo>
                      <mi>n</mi>
                    </mrow>
                  </mrow>
                </munderover>
                <msub>
                  <mi>A</mi>
                  <mi>i</mi>
                </msub>
              </mrow>
              <mo stretchy="false">×</mo>
              <msub>
                <mi>B</mi>
                <mi>i</mi>
              </msub>
            </mrow>
          </mrow>
          <mrow>
            <mrow>
              <msqrt>
                <mrow>
                  <mrow>
                    <munderover>
                      <mo stretchy="false">∑</mo>
                      <mrow>
                        <mrow>
                          <mi>i</mi>
                          <mo stretchy="false">=</mo>
                          <mn>1</mn>
                        </mrow>
                      </mrow>
                      <mrow>
                        <mrow>
                          <mi>i</mi>
                          <mo stretchy="false">=</mo>
                          <mi>n</mi>
                        </mrow>
                      </mrow>
                    </munderover>
                    <msup>
                      <mrow>
                        <mo stretchy="false">(</mo>
                        <mrow>
                          <msub>
                            <mi>A</mi>
                            <mi>i</mi>
                          </msub>
                        </mrow>
                        <mo stretchy="false">)</mo>
                      </mrow>
                      <mn>2</mn>
                    </msup>
                  </mrow>
                </mrow>
              </msqrt>
              <mo stretchy="false">×</mo>
              <msqrt>
                <mrow>
                  <mrow>
                    <munderover>
                      <mo stretchy="false">∑</mo>
                      <mrow>
                        <mrow>
                          <mi>i</mi>
                          <mo stretchy="false">=</mo>
                          <mn>1</mn>
                        </mrow>
                      </mrow>
                      <mrow>
                        <mrow>
                          <mi>i</mi>
                          <mo stretchy="false">=</mo>
                          <mi>n</mi>
                        </mrow>
                      </mrow>
                    </munderover>
                    <msup>
                      <mrow>
                        <mo stretchy="false">(</mo>
                        <mrow>
                          <msub>
                            <mi>B</mi>
                            <mi>i</mi>
                          </msub>
                        </mrow>
                        <mo stretchy="false">)</mo>
                      </mrow>
                      <mn>2</mn>
                    </msup>
                  </mrow>
                </mrow>
              </msqrt>
            </mrow>
          </mrow>
        </mfrac>
      </mrow>
    </mrow>
    <annotation encoding="StarMath 5.0">similarity = cos(%iteta ) = {A cdot B} over {left ldline A right rdline left ldline B right rdline} = {sum from {i=1} to {i=n} A_i times B_i }  over { sqrt {sum from {i=1} to {i=n} (A_i)^2} times sqrt {sum from {i=1} to {i=n} (B_i)^2}  }</annotation>
  </semantics>
</math>
</file>